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2.15cm" fo:min-width="22.5cm"/>
    </style:style>
    <style:style style:name="gr2" style:family="graphic" style:parent-style-name="standard">
      <style:graphic-properties draw:fill-color="#ff6d6d" draw:textarea-horizontal-align="justify" draw:textarea-vertical-align="middle" draw:auto-grow-height="false" fo:min-height="2.15cm" fo:min-width="2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1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8.35cm" fo:min-width="20.9cm"/>
    </style:style>
    <style:style style:name="gr5" style:family="graphic" style:parent-style-name="standard">
      <style:graphic-properties draw:textarea-horizontal-align="justify" draw:textarea-vertical-align="middle" draw:auto-grow-height="false" fo:min-height="7.15cm" fo:min-width="9.1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7.3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35cm" fo:min-width="3.5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1.35cm" fo:min-width="3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75cm" fo:min-width="7.3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1.5cm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13" style:family="graphic" style:parent-style-name="standard">
      <style:graphic-properties draw:textarea-horizontal-align="justify" draw:textarea-vertical-align="middle" draw:auto-grow-height="false" fo:min-height="14.566cm" fo:min-width="6.1cm"/>
    </style:style>
    <style:style style:name="gr14" style:family="graphic" style:parent-style-name="standard">
      <style:graphic-properties draw:fill-color="#ff6d6d" draw:textarea-horizontal-align="justify" draw:textarea-vertical-align="middle" draw:auto-grow-height="false" fo:min-height="2.35cm" fo:min-width="6.1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82cm" fo:min-width="1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82cm" fo:min-width="1.523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1.604cm" fo:min-width="5.1cm"/>
    </style:style>
    <style:style style:name="gr18" style:family="graphic" style:parent-style-name="standard">
      <style:graphic-properties draw:textarea-horizontal-align="justify" draw:textarea-vertical-align="middle" draw:auto-grow-height="false" fo:min-height="4.763cm" fo:min-width="4.22cm"/>
    </style:style>
    <style:style style:name="gr19" style:family="graphic" style:parent-style-name="standard">
      <style:graphic-properties draw:textarea-horizontal-align="justify" draw:textarea-vertical-align="middle" draw:auto-grow-height="false" fo:min-height="0.671cm" fo:min-width="3.50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763cm" fo:min-width="4.268cm"/>
    </style:style>
    <style:style style:name="gr21" style:family="graphic" style:parent-style-name="standard">
      <style:graphic-properties draw:textarea-horizontal-align="justify" draw:textarea-vertical-align="middle" draw:auto-grow-height="false" fo:min-height="0.671cm" fo:min-width="3.374cm"/>
      <style:paragraph-properties style:writing-mode="lr-tb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0.55cm" fo:min-width="3.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cm" svg:height="12.4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cm" svg:height="2.4cm" svg:x="2.8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cm" svg:height="1.6cm" svg:x="21.8cm" svg:y="2cm">
          <text:p text:style-name="P3">SignU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cm" svg:height="1.6cm" svg:x="17.4cm" svg:y="2cm">
          <text:p text:style-name="P3">Logi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4cm" svg:height="8.6cm" svg:x="3.6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cm" svg:height="7.4cm" svg:x="4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cm" svg:height="7.4cm" svg:x="14.6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1cm" svg:x="5.4cm" svg:y="6.4cm">
          <text:p text:style-name="P5"><text:span text:style-name="T1">Search for a movi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6cm" svg:x="3.2cm" svg:y="2cm">
          <text:p text:style-name="P6">Movie Figh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1cm" svg:x="15.2cm" svg:y="6.4cm">
          <text:p text:style-name="P5"><text:span text:style-name="T1">Search for a movi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3cm" svg:height="12.4cm" svg:x="2.8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cm" svg:height="2.4cm" svg:x="2.8cm" svg:y="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cm" svg:height="1.6cm" svg:x="21.8cm" svg:y="2cm">
          <text:p text:style-name="P3">SignU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6cm" svg:height="1.6cm" svg:x="17.4cm" svg:y="2cm">
          <text:p text:style-name="P3">Logi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1.4cm" svg:height="8.6cm" svg:x="3.6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cm" svg:height="7.4cm" svg:x="4.4cm" svg:y="5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6cm" svg:height="7.4cm" svg:x="14.6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1cm" svg:x="5.4cm" svg:y="6.4cm">
          <text:p text:style-name="P5"><text:span text:style-name="T1">Search for a movi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cm" svg:height="1.6cm" svg:x="3.2cm" svg:y="2cm">
          <text:p text:style-name="P6">Movie Fight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8cm" svg:height="1cm" svg:x="15.2cm" svg:y="6.4cm">
          <text:p text:style-name="P5"><text:span text:style-name="T1">Search for a movie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8cm" svg:height="4cm" svg:x="5.4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.4cm" svg:x="5.6cm" svg:y="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cm" svg:height="1.4cm" svg:x="8.2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.4cm" svg:x="5.6cm" svg:y="9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6cm" svg:height="1.4cm" svg:x="8.2cm" svg:y="9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8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3" draw:text-style-name="P1" draw:layer="layout" svg:width="6.6cm" svg:height="14.816cm" svg:x="8.8cm" svg:y="0.3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6.6cm" svg:height="2.6cm" svg:x="8.8cm" svg:y="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2cm" svg:height="0.632cm" svg:x="11cm" svg:y="1.368cm">
          <text:p text:style-name="P3"><text:span text:style-name="T1">Sign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2.023cm" svg:height="0.432cm" svg:x="10.977cm" svg:y="2.2cm">
          <text:p text:style-name="P3"><text:span text:style-name="T2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5.6cm" svg:height="11.854cm" svg:x="9.2cm" svg:y="3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72cm" svg:height="5.013cm" svg:x="9.68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4.002cm" svg:height="0.921cm" svg:x="9.926cm" svg:y="4.492cm">
          <text:p text:style-name="P5"><text:span text:style-name="T3">Search for a mov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768cm" svg:height="5.013cm" svg:x="9.632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3.874cm" svg:height="0.921cm" svg:x="10.069cm" svg:y="9.892cm">
          <text:p text:style-name="P5"><text:span text:style-name="T3">Search for a mov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4cm" svg:height="0.8cm" svg:x="10cm" svg:y="0.384cm">
          <text:p text:style-name="P6">Movie Figh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8T23:18:25.386000787</meta:creation-date>
    <meta:editing-duration>PT49M48S</meta:editing-duration>
    <meta:editing-cycles>2</meta:editing-cycles>
    <meta:generator>LibreOffice/6.4.7.2$Linux_X86_64 LibreOffice_project/40$Build-2</meta:generator>
    <dc:date>2022-08-09T00:18:16.513739848</dc:date>
    <meta:document-statistic meta:object-count="62"/>
  </office:meta>
</office:document-meta>
</file>